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>
      <style:text-properties officeooo:paragraph-rsid="000b3625"/>
    </style:style>
    <style:style style:name="P3" style:family="paragraph" style:parent-style-name="Text_20_body">
      <style:text-properties fo:font-weight="normal" officeooo:paragraph-rsid="000b3625" style:font-weight-asian="normal" style:font-weight-complex="normal"/>
    </style:style>
    <style:style style:name="P4" style:family="paragraph" style:parent-style-name="Text_20_body">
      <style:text-properties officeooo:rsid="000b3625" officeooo:paragraph-rsid="000b3625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fo:font-weight="normal" officeooo:rsid="000b3625" style:font-weight-asian="normal" style:font-weight-complex="normal"/>
    </style:style>
    <style:style style:name="P6" style:family="paragraph" style:parent-style-name="Text_20_body">
      <style:text-properties fo:font-weight="normal" officeooo:rsid="000b3625" officeooo:paragraph-rsid="000b3625" style:font-weight-asian="normal" style:font-weight-complex="normal"/>
    </style:style>
    <style:style style:name="P7" style:family="paragraph" style:parent-style-name="Heading_20_3">
      <style:text-properties fo:font-style="normal" officeooo:rsid="000caf0a" officeooo:paragraph-rsid="000caf0a" style:font-style-asian="normal" style:font-style-complex="normal"/>
    </style:style>
    <style:style style:name="P8" style:family="paragraph" style:parent-style-name="Text_20_body">
      <style:text-properties fo:font-style="normal" officeooo:rsid="000caf0a" officeooo:paragraph-rsid="000caf0a" style:font-style-asian="normal" style:font-style-complex="normal"/>
    </style:style>
    <style:style style:name="P9" style:family="paragraph" style:parent-style-name="Text_20_body">
      <style:text-properties officeooo:rsid="000caf0a" officeooo:paragraph-rsid="000caf0a"/>
    </style:style>
    <style:style style:name="P10" style:family="paragraph" style:parent-style-name="Text_20_body" style:list-style-name="L2">
      <style:text-properties fo:font-weight="normal" officeooo:rsid="000caf0a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00caf0a" officeooo:paragraph-rsid="000caf0a" style:font-weight-asian="normal" style:font-weight-complex="normal"/>
    </style:style>
    <style:style style:name="P12" style:family="paragraph" style:parent-style-name="Text_20_body">
      <style:text-properties fo:font-weight="normal" officeooo:rsid="000caf0a" officeooo:paragraph-rsid="000caf0a" style:font-weight-asian="normal" style:font-weight-complex="normal"/>
    </style:style>
    <style:style style:name="P13" style:family="paragraph" style:parent-style-name="Text_20_body">
      <style:text-properties fo:font-weight="normal" officeooo:paragraph-rsid="000caf0a" style:font-weight-asian="normal" style:font-weight-complex="normal"/>
    </style:style>
    <style:style style:name="P14" style:family="paragraph" style:parent-style-name="Text_20_body">
      <style:text-properties fo:font-style="normal" fo:font-weight="normal" officeooo:rsid="000caf0a" officeooo:paragraph-rsid="000caf0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0caf0a"/>
    </style:style>
    <style:style style:name="P16" style:family="paragraph" style:parent-style-name="Text_20_body">
      <style:text-properties officeooo:paragraph-rsid="000d1a66"/>
    </style:style>
    <style:style style:name="P17" style:family="paragraph" style:parent-style-name="Text_20_body">
      <style:text-properties fo:font-weight="normal" officeooo:paragraph-rsid="000d1a66" style:font-weight-asian="normal" style:font-weight-complex="normal"/>
    </style:style>
    <style:style style:name="P18" style:family="paragraph" style:parent-style-name="Text_20_body">
      <style:text-properties fo:font-weight="normal" officeooo:rsid="000d1a66" officeooo:paragraph-rsid="000d1a66" style:font-weight-asian="normal" style:font-weight-complex="normal"/>
    </style:style>
    <style:style style:name="P19" style:family="paragraph" style:parent-style-name="Text_20_body">
      <style:text-properties fo:font-weight="normal" officeooo:rsid="000e9245" officeooo:paragraph-rsid="000e9245" style:font-weight-asian="normal" style:font-weight-complex="normal"/>
    </style:style>
    <style:style style:name="T1" style:family="text">
      <style:text-properties officeooo:rsid="000b362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af0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officeooo:rsid="000caf0a" style:font-style-asian="normal" style:font-weight-asian="normal" style:font-style-complex="normal" style:font-weight-complex="normal"/>
    </style:style>
    <style:style style:name="T6" style:family="text">
      <style:text-properties fo:font-weight="normal" officeooo:rsid="000d1a66" style:font-weight-asian="normal" style:font-weight-complex="normal"/>
    </style:style>
    <style:style style:name="T7" style:family="text">
      <style:text-properties officeooo:rsid="000d1a66"/>
    </style:style>
    <style:style style:name="T8" style:family="text">
      <style:text-properties officeooo:rsid="000e92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P 2 : Activité et Chômage</text:h>
      <text:p text:style-name="Text_20_body"/>
      <text:h text:style-name="Heading_20_3" text:outline-level="3">I/ Qu’est ce que le chômage </text:h>
      <text:p text:style-name="Text_20_body"/>
      <text:p text:style-name="P2"><text:span text:style-name="T1">1. Non, car </text:span><text:span text:style-name="T2">il n'a </text:span><text:span text:style-name="T2">pas effectué de démarche active de recherche d'emploi au cours des quatre dernières semaines</text:span></text:p>
      <text:p text:style-name="P3"/>
      <text:p text:style-name="P4"><text:span text:style-name="T2">2. Statistiquement, son taux de chômage dépend de deux facteurs contradictoires :</text:span></text:p>
      <text:list text:style-name="L1">
        <text:list-item>
          <text:p text:style-name="P5">Âge : Dans sa catégorie Hommes 15-24 ans, le taux de chômage est élevé (19,0%).</text:p>
        </text:list-item>
        <text:list-item>
          <text:p text:style-name="P5">Diplôme : Avec un Bac +3, son taux de chômage (9,6%) est nettement plus faible que la moyenne des jeunes diplômés.</text:p>
        </text:list-item>
      </text:list>
      <text:p text:style-name="P6"/>
      <text:p text:style-name="P3"><text:span text:style-name="T1">3. </text:span>Un diplôme de niveau Bac + 2 ou plus, car cette catégorie affiche le taux de chômage le plus bas (5,1%<text:span text:style-name="T3">)</text:span></text:p>
      <text:p text:style-name="P3"/>
      <text:h text:style-name="P7" text:outline-level="3">II/ Le calcul et et l’interprétation des taux de chômage et d’emploi</text:h>
      <text:p text:style-name="P8"/>
      <text:p text:style-name="P9"><text:span text:style-name="T4">4. </text:span><text:span text:style-name="T2">Formule : (Nombre de chômeurs / Population active) x 100 :</text:span></text:p>
      <text:list text:style-name="L2">
        <text:list-item>
          <text:p text:style-name="P10">2017 : (2 972 000 / 29 246 000) x 100 ≈ 10,16%.</text:p>
        </text:list-item>
        <text:list-item>
          <text:p text:style-name="P11">2018 : (2 702 000 / 29 360 000) x 100 ≈ 9,20%.</text:p>
        </text:list-item>
      </text:list>
      <text:p text:style-name="P12">Évolution : Le taux de chômage a diminué entre 2017 et 2018.</text:p>
      <text:p text:style-name="P12"/>
      <text:p text:style-name="P13"><text:span text:style-name="T3">5. </text:span>Le taux d'emploi en France a augmenté régulièrement entre 2017 (64,7%) et 2019 (65,5%)</text:p>
      <text:p text:style-name="P14"/>
      <text:p text:style-name="P15"><text:span text:style-name="T5">6. </text:span><text:span text:style-name="T2">Le taux d'emploi est moins élevé car il ne prend en compte que les </text:span><text:span text:style-name="T2">personnes qui ont un emploi</text:span><text:span text:style-name="T2"> par rapport à la population de référence. Le taux d'activité, lui, inclut à la fois les </text:span><text:span text:style-name="T2">personnes en emploi</text:span><text:span text:style-name="T2"> et les </text:span><text:span text:style-name="T2">chômeurs</text:span></text:p>
      <text:p text:style-name="P13"/>
      <text:p text:style-name="P16"><text:span text:style-name="T6">7. </text:span><text:span text:style-name="T2">Le taux d'activité de la France (64,2) est </text:span><text:span text:style-name="T2">inférieur</text:span><text:span text:style-name="T2"> à la moyenne de l'Union Européenne (68,7) et à la Zone Euro (68,3).</text:span></text:p>
      <text:p text:style-name="P17"/>
      <text:p text:style-name="P18"/>
      <text:p text:style-name="P17"><text:soft-page-break/><text:span text:style-name="T7">8. </text:span>Pôle Emploi : Compte les inscrits dans ses fichiers.</text:p>
      <text:p text:style-name="P17">INSEE (BIT) : Compte ceux qui sont sans emploi, disponibles <text:span text:style-name="T8">et</text:span> en recherche active. </text:p>
      <text:p text:style-name="P17"/>
      <text:p text:style-name="P19">9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0:35:44.550918800</meta:creation-date>
    <dc:date>2025-12-03T11:27:32.710310500</dc:date>
    <meta:editing-duration>PT2M9S</meta:editing-duration>
    <meta:editing-cycles>1</meta:editing-cycles>
    <meta:document-statistic meta:table-count="0" meta:image-count="0" meta:object-count="0" meta:page-count="2" meta:paragraph-count="18" meta:word-count="272" meta:character-count="1405" meta:non-whitespace-character-count="1153"/>
    <meta:generator>LibreOffice/25.2.7.1$Windows_X86_64 LibreOffice_project/16e8e36d1610f10597ed778c3dcb0a5aa0ed5d6f</meta:generator>
  </office:meta>
</office:document-meta>
</file>